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1" svg:font-family="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150%" fo:break-before="auto" fo:break-after="auto" style:writing-mode="lr-tb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text-line-through-styl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Aluno</text:span><text:span text:style-name="T3">: Antônio Carlos de Freitas Silva<text:tab/><text:tab/><text:tab/><text:tab/><text:tab/></text:span><text:span text:style-name="T4">Data:</text:span><text:span text:style-name="T3"> 04/10/2013</text:span></text:p>
      <text:p text:style-name="P4"><text:span text:style-name="T4">Fase/Iteração:</text:span><text:span text:style-name="T3"> Sprint 1<text:tab/><text:tab/><text:tab/><text:tab/><text:tab/><text:tab/><text:tab/></text:span><text:span text:style-name="T4">Esforço Total:</text:span><text:span text:style-name="T3"> 10h</text:span></text:p>
      <text:p text:style-name="P5"/>
      <text:p text:style-name="P4"><text:span text:style-name="T4">Atividade: #4 Definição das Equipes da Sprint 1</text:span><text:span text:style-name="T3"><text:tab/><text:tab/><text:tab/></text:span><text:span text:style-name="T4">Esforço: 4h</text:span></text:p>
      <text:p text:style-name="P4"><text:span text:style-name="T3">Descrição: Definir as equipes da primeira iteração. As equipes foram definidas durante a aula do dia 27/09/2013<text:tab/><text:tab/></text:span></text:p>
      <text:p text:style-name="P4"><text:span text:style-name="T3">Produtos: Organograma das equipes</text:span></text:p>
      <text:p text:style-name="P5">Equipe: Lucas Carvalho e Gabriel Benício </text:p>
      <text:p text:style-name="P12">Artefato: RELPREV-022013-GPR-Organograma_Sprint_1</text:p>
      <text:p text:style-name="P4"><text:span text:style-name="T4"/></text:p>
      <text:p text:style-name="P11"><text:span text:style-name="T4">Atividade: #11 Planejar Reunião de Requisitos</text:span><text:span text:style-name="T3"><text:tab/><text:tab/><text:tab/></text:span><text:span text:style-name="T4">Esforço: 1h</text:span></text:p>
      <text:p text:style-name="P4"><text:span text:style-name="T3">Descrição: Planejar o andamento da Reunião de Requisitos do dia 03/10/2013<text:tab/><text:tab/></text:span></text:p>
      <text:p text:style-name="P4"><text:span text:style-name="T3">Produtos: -</text:span></text:p>
      <text:p text:style-name="P5">Equipe: Emerson Porfírio </text:p>
      <text:p text:style-name="P7"><text:span text:style-name="T2">Artefato: -</text:span></text:p>
      <text:p text:style-name="P7"><text:span text:style-name="T2"/></text:p>
      <text:p text:style-name="P4"><text:span text:style-name="T4">Atividade: #1 Definição e ajustes no macro fluxo do Processo</text:span><text:span text:style-name="T3"><text:tab/><text:tab/></text:span><text:span text:style-name="T4">Esforço: 5h</text:span></text:p>
      <text:p text:style-name="P4"><text:span text:style-name="T3">Descrição: Elaboração do Processo de Desenvolvimento do Projeto<text:tab/></text:span></text:p>
      <text:p text:style-name="P4"><text:span text:style-name="T3">Produtos: Processo de Desenvolvimento do Projeto</text:span></text:p>
      <text:p text:style-name="P5">Equipe: -</text:p>
      <text:p text:style-name="P7"><text:span text:style-name="T2">Artefato: <text:s/>RELPREV-022013-GPR-Processo_de_Desenvolvimento_de_Software_1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Times New Roman1" svg:font-family="'Times New Roman', 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3</meta:editing-cycles>
    <dc:date>2013-10-04T20:06:32</dc:date>
    <meta:editing-duration>P0D</meta:editing-duration>
    <meta:document-statistic meta:table-count="0" meta:image-count="1" meta:object-count="0" meta:page-count="1" meta:paragraph-count="20" meta:word-count="126" meta:character-count="966" meta:non-whitespace-character-count="837"/>
  </office:meta>
</office:document-meta>
</file>